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d5e2" officeooo:paragraph-rsid="0016d5e2"/>
    </style:style>
    <style:style style:name="P2" style:family="paragraph" style:parent-style-name="Standard">
      <style:text-properties officeooo:rsid="0017a3e6" officeooo:paragraph-rsid="0017a3e6"/>
    </style:style>
    <style:style style:name="P3" style:family="paragraph" style:parent-style-name="Standard">
      <style:text-properties officeooo:rsid="0017a3e6" officeooo:paragraph-rsid="00212fc5"/>
    </style:style>
    <style:style style:name="P4" style:family="paragraph" style:parent-style-name="Standard">
      <style:text-properties officeooo:rsid="0017a3e6" officeooo:paragraph-rsid="00280040"/>
    </style:style>
    <style:style style:name="P5" style:family="paragraph" style:parent-style-name="Standard">
      <style:text-properties officeooo:rsid="0017a3e6" officeooo:paragraph-rsid="0029b155"/>
    </style:style>
    <style:style style:name="P6" style:family="paragraph" style:parent-style-name="Standard">
      <style:text-properties officeooo:rsid="0017a3e6" officeooo:paragraph-rsid="002b74c1"/>
    </style:style>
    <style:style style:name="P7" style:family="paragraph" style:parent-style-name="Standard">
      <style:text-properties officeooo:rsid="00197e82" officeooo:paragraph-rsid="00197e82"/>
    </style:style>
    <style:style style:name="P8" style:family="paragraph" style:parent-style-name="Standard">
      <style:text-properties officeooo:rsid="00212fc5" officeooo:paragraph-rsid="00212fc5"/>
    </style:style>
    <style:style style:name="P9" style:family="paragraph" style:parent-style-name="Standard">
      <style:text-properties officeooo:rsid="0022a309" officeooo:paragraph-rsid="0022a309"/>
    </style:style>
    <style:style style:name="P10" style:family="paragraph" style:parent-style-name="Standard">
      <style:text-properties officeooo:rsid="0022a309" officeooo:paragraph-rsid="003f3f7c"/>
    </style:style>
    <style:style style:name="P11" style:family="paragraph" style:parent-style-name="Standard">
      <style:text-properties officeooo:rsid="002dd72f" officeooo:paragraph-rsid="002dd72f"/>
    </style:style>
    <style:style style:name="P12" style:family="paragraph" style:parent-style-name="Standard">
      <style:text-properties officeooo:rsid="002dd72f" officeooo:paragraph-rsid="0037f340"/>
    </style:style>
    <style:style style:name="P13" style:family="paragraph" style:parent-style-name="Standard">
      <style:text-properties officeooo:rsid="0017a3e6" officeooo:paragraph-rsid="0029b155" fo:background-color="transparent"/>
    </style:style>
    <style:style style:name="P14" style:family="paragraph" style:parent-style-name="Standard">
      <style:text-properties officeooo:rsid="003f3f7c" officeooo:paragraph-rsid="00442cf9" fo:background-color="transparent"/>
    </style:style>
    <style:style style:name="P15" style:family="paragraph" style:parent-style-name="Standard">
      <style:text-properties officeooo:paragraph-rsid="0034529b"/>
    </style:style>
    <style:style style:name="P16" style:family="paragraph" style:parent-style-name="Standard">
      <style:text-properties officeooo:rsid="003f3f7c" officeooo:paragraph-rsid="003f3f7c"/>
    </style:style>
    <style:style style:name="P17" style:family="paragraph" style:parent-style-name="Standard">
      <style:text-properties officeooo:rsid="003f3f7c" officeooo:paragraph-rsid="0043965f"/>
    </style:style>
    <style:style style:name="P18" style:family="paragraph" style:parent-style-name="Standard">
      <style:text-properties officeooo:rsid="003f3f7c" officeooo:paragraph-rsid="0044f5d5"/>
    </style:style>
    <style:style style:name="P19" style:family="paragraph" style:parent-style-name="Standard">
      <style:text-properties fo:font-style="italic" officeooo:rsid="003f3f7c" officeooo:paragraph-rsid="0044f5d5" fo:background-color="#ffff00" style:font-style-asian="italic" style:font-style-complex="italic"/>
    </style:style>
    <style:style style:name="P20" style:family="paragraph" style:parent-style-name="Standard">
      <style:paragraph-properties fo:break-before="page"/>
      <style:text-properties officeooo:rsid="002dd72f" officeooo:paragraph-rsid="002dd72f"/>
    </style:style>
    <style:style style:name="P21" style:family="paragraph" style:parent-style-name="Standard">
      <style:paragraph-properties fo:break-before="page"/>
      <style:text-properties officeooo:rsid="0022a309" officeooo:paragraph-rsid="003f3f7c" fo:background-color="transparent"/>
    </style:style>
    <style:style style:name="P22" style:family="paragraph" style:parent-style-name="Standard">
      <style:text-properties officeooo:rsid="003f3f7c" officeooo:paragraph-rsid="003f3f7c" fo:background-color="transparent"/>
    </style:style>
    <style:style style:name="P23" style:family="paragraph" style:parent-style-name="Standard">
      <style:text-properties officeooo:rsid="004d131c" officeooo:paragraph-rsid="004d131c" fo:background-color="transparent"/>
    </style:style>
    <style:style style:name="P24" style:family="paragraph" style:parent-style-name="Standard">
      <style:text-properties officeooo:rsid="004d131c" officeooo:paragraph-rsid="005209cf" fo:background-color="transparent"/>
    </style:style>
    <style:style style:name="P25" style:family="paragraph" style:parent-style-name="Standard">
      <style:text-properties officeooo:rsid="004d131c" officeooo:paragraph-rsid="0054760a" fo:background-color="transparent"/>
    </style:style>
    <style:style style:name="P26" style:family="paragraph" style:parent-style-name="Standard">
      <style:text-properties officeooo:rsid="00518190" officeooo:paragraph-rsid="00518190" fo:background-color="transparent"/>
    </style:style>
    <style:style style:name="P27" style:family="paragraph" style:parent-style-name="Standard">
      <style:text-properties officeooo:rsid="005209cf" officeooo:paragraph-rsid="005209cf" fo:background-color="transparent"/>
    </style:style>
    <style:style style:name="P28" style:family="paragraph" style:parent-style-name="Standard">
      <style:text-properties officeooo:rsid="00548711" officeooo:paragraph-rsid="00548711" fo:background-color="transparent"/>
    </style:style>
    <style:style style:name="P29" style:family="paragraph" style:parent-style-name="Standard">
      <style:paragraph-properties fo:break-before="page"/>
      <style:text-properties officeooo:rsid="004d131c" officeooo:paragraph-rsid="004d131c" fo:background-color="transparent"/>
    </style:style>
    <style:style style:name="P30" style:family="paragraph" style:parent-style-name="Standard">
      <style:paragraph-properties fo:break-before="page"/>
      <style:text-properties officeooo:rsid="00548711" officeooo:paragraph-rsid="00548711" fo:background-color="transparent"/>
    </style:style>
    <style:style style:name="T1" style:family="text">
      <style:text-properties fo:background-color="#ffff00" loext:char-shading-value="0"/>
    </style:style>
    <style:style style:name="T2" style:family="text">
      <style:text-properties officeooo:rsid="002b74c1" fo:background-color="#ffff00" loext:char-shading-value="0"/>
    </style:style>
    <style:style style:name="T3" style:family="text">
      <style:text-properties officeooo:rsid="00280040" fo:background-color="#ffff00" loext:char-shading-value="0"/>
    </style:style>
    <style:style style:name="T4" style:family="text">
      <style:text-properties officeooo:rsid="005209cf" fo:background-color="#ffff00" loext:char-shading-value="0"/>
    </style:style>
    <style:style style:name="T5" style:family="text">
      <style:text-properties officeooo:rsid="001b90dc"/>
    </style:style>
    <style:style style:name="T6" style:family="text">
      <style:text-properties officeooo:rsid="001bcb5e"/>
    </style:style>
    <style:style style:name="T7" style:family="text">
      <style:text-properties officeooo:rsid="001d467e"/>
    </style:style>
    <style:style style:name="T8" style:family="text">
      <style:text-properties officeooo:rsid="001de560"/>
    </style:style>
    <style:style style:name="T9" style:family="text">
      <style:text-properties fo:background-color="transparent" loext:char-shading-value="0"/>
    </style:style>
    <style:style style:name="T10" style:family="text">
      <style:text-properties officeooo:rsid="001b90dc" fo:background-color="transparent" loext:char-shading-value="0"/>
    </style:style>
    <style:style style:name="T11" style:family="text">
      <style:text-properties officeooo:rsid="001e4372" fo:background-color="transparent" loext:char-shading-value="0"/>
    </style:style>
    <style:style style:name="T12" style:family="text">
      <style:text-properties officeooo:rsid="001bcb5e" fo:background-color="transparent" loext:char-shading-value="0"/>
    </style:style>
    <style:style style:name="T13" style:family="text">
      <style:text-properties officeooo:rsid="001de560" fo:background-color="transparent" loext:char-shading-value="0"/>
    </style:style>
    <style:style style:name="T14" style:family="text">
      <style:text-properties officeooo:rsid="00280040" fo:background-color="transparent" loext:char-shading-value="0"/>
    </style:style>
    <style:style style:name="T15" style:family="text">
      <style:text-properties officeooo:rsid="00235821" fo:background-color="transparent" loext:char-shading-value="0"/>
    </style:style>
    <style:style style:name="T16" style:family="text">
      <style:text-properties officeooo:rsid="00291c83" fo:background-color="transparent" loext:char-shading-value="0"/>
    </style:style>
    <style:style style:name="T17" style:family="text">
      <style:text-properties officeooo:rsid="0029b155" fo:background-color="transparent" loext:char-shading-value="0"/>
    </style:style>
    <style:style style:name="T18" style:family="text">
      <style:text-properties officeooo:rsid="0023ed14" fo:background-color="transparent" loext:char-shading-value="0"/>
    </style:style>
    <style:style style:name="T19" style:family="text">
      <style:text-properties officeooo:rsid="0029e402" fo:background-color="transparent" loext:char-shading-value="0"/>
    </style:style>
    <style:style style:name="T20" style:family="text">
      <style:text-properties officeooo:rsid="002b74c1" fo:background-color="transparent" loext:char-shading-value="0"/>
    </style:style>
    <style:style style:name="T21" style:family="text">
      <style:text-properties officeooo:rsid="0030a5b9" fo:background-color="transparent" loext:char-shading-value="0"/>
    </style:style>
    <style:style style:name="T22" style:family="text">
      <style:text-properties officeooo:rsid="0031366b" fo:background-color="transparent" loext:char-shading-value="0"/>
    </style:style>
    <style:style style:name="T23" style:family="text">
      <style:text-properties officeooo:rsid="0034529b" fo:background-color="transparent" loext:char-shading-value="0"/>
    </style:style>
    <style:style style:name="T24" style:family="text">
      <style:text-properties officeooo:rsid="0035a863" fo:background-color="transparent" loext:char-shading-value="0"/>
    </style:style>
    <style:style style:name="T25" style:family="text">
      <style:text-properties officeooo:rsid="0037f340" fo:background-color="transparent" loext:char-shading-value="0"/>
    </style:style>
    <style:style style:name="T26" style:family="text">
      <style:text-properties officeooo:rsid="003bdf9d" fo:background-color="transparent" loext:char-shading-value="0"/>
    </style:style>
    <style:style style:name="T27" style:family="text">
      <style:text-properties officeooo:rsid="0039141f" fo:background-color="transparent" loext:char-shading-value="0"/>
    </style:style>
    <style:style style:name="T28" style:family="text">
      <style:text-properties officeooo:rsid="003d6976" fo:background-color="transparent" loext:char-shading-value="0"/>
    </style:style>
    <style:style style:name="T29" style:family="text">
      <style:text-properties officeooo:rsid="003f3f7c" fo:background-color="transparent" loext:char-shading-value="0"/>
    </style:style>
    <style:style style:name="T30" style:family="text">
      <style:text-properties officeooo:rsid="004b14ba" fo:background-color="transparent" loext:char-shading-value="0"/>
    </style:style>
    <style:style style:name="T31" style:family="text">
      <style:text-properties officeooo:rsid="001e4372"/>
    </style:style>
    <style:style style:name="T32" style:family="text">
      <style:text-properties officeooo:rsid="00212fc5"/>
    </style:style>
    <style:style style:name="T33" style:family="text">
      <style:text-properties officeooo:rsid="0022a309"/>
    </style:style>
    <style:style style:name="T34" style:family="text">
      <style:text-properties officeooo:rsid="00235821"/>
    </style:style>
    <style:style style:name="T35" style:family="text">
      <style:text-properties officeooo:rsid="0023ed14"/>
    </style:style>
    <style:style style:name="T36" style:family="text">
      <style:text-properties officeooo:rsid="00257cc2"/>
    </style:style>
    <style:style style:name="T37" style:family="text">
      <style:text-properties officeooo:rsid="002637c6"/>
    </style:style>
    <style:style style:name="T38" style:family="text">
      <style:text-properties officeooo:rsid="00280040"/>
    </style:style>
    <style:style style:name="T39" style:family="text">
      <style:text-properties officeooo:rsid="00291c83"/>
    </style:style>
    <style:style style:name="T40" style:family="text">
      <style:text-properties officeooo:rsid="0029b155"/>
    </style:style>
    <style:style style:name="T41" style:family="text">
      <style:text-properties officeooo:rsid="0029e402"/>
    </style:style>
    <style:style style:name="T42" style:family="text">
      <style:text-properties officeooo:rsid="002b74c1"/>
    </style:style>
    <style:style style:name="T43" style:family="text">
      <style:text-properties officeooo:rsid="002c8b69"/>
    </style:style>
    <style:style style:name="T44" style:family="text">
      <style:text-properties officeooo:rsid="002f3a53"/>
    </style:style>
    <style:style style:name="T45" style:family="text">
      <style:text-properties officeooo:rsid="0031366b"/>
    </style:style>
    <style:style style:name="T46" style:family="text">
      <style:text-properties officeooo:rsid="00333200"/>
    </style:style>
    <style:style style:name="T47" style:family="text">
      <style:text-properties officeooo:rsid="002dd72f"/>
    </style:style>
    <style:style style:name="T48" style:family="text">
      <style:text-properties officeooo:rsid="0035ff72"/>
    </style:style>
    <style:style style:name="T49" style:family="text">
      <style:text-properties officeooo:rsid="0037f340"/>
    </style:style>
    <style:style style:name="T50" style:family="text">
      <style:text-properties officeooo:rsid="0039141f"/>
    </style:style>
    <style:style style:name="T51" style:family="text">
      <style:text-properties officeooo:rsid="0039e607"/>
    </style:style>
    <style:style style:name="T52" style:family="text">
      <style:text-properties officeooo:rsid="003bdf9d"/>
    </style:style>
    <style:style style:name="T53" style:family="text">
      <style:text-properties officeooo:rsid="003d6976"/>
    </style:style>
    <style:style style:name="T54" style:family="text">
      <style:text-properties officeooo:rsid="003f2cd8"/>
    </style:style>
    <style:style style:name="T55" style:family="text">
      <style:text-properties fo:font-style="italic" fo:background-color="#ffff00" loext:char-shading-value="0" style:font-style-asian="italic" style:font-style-complex="italic"/>
    </style:style>
    <style:style style:name="T56" style:family="text">
      <style:text-properties fo:font-style="italic" officeooo:rsid="00441c2c" fo:background-color="#ffff00" loext:char-shading-value="0" style:font-style-asian="italic" style:font-style-complex="italic"/>
    </style:style>
    <style:style style:name="T57" style:family="text">
      <style:text-properties fo:font-style="italic" officeooo:rsid="0044f5d5" fo:background-color="#ffff00" loext:char-shading-value="0" style:font-style-asian="italic" style:font-style-complex="italic"/>
    </style:style>
    <style:style style:name="T58" style:family="text">
      <style:text-properties fo:font-style="italic" officeooo:rsid="00493184" fo:background-color="#ffff00" loext:char-shading-value="0" style:font-style-asian="italic" style:font-style-complex="italic"/>
    </style:style>
    <style:style style:name="T59" style:family="text">
      <style:text-properties officeooo:rsid="003f5ea4"/>
    </style:style>
    <style:style style:name="T60" style:family="text">
      <style:text-properties officeooo:rsid="00414497"/>
    </style:style>
    <style:style style:name="T61" style:family="text">
      <style:text-properties officeooo:rsid="00433725"/>
    </style:style>
    <style:style style:name="T62" style:family="text">
      <style:text-properties officeooo:rsid="0043965f"/>
    </style:style>
    <style:style style:name="T63" style:family="text">
      <style:text-properties officeooo:rsid="00441c2c"/>
    </style:style>
    <style:style style:name="T64" style:family="text">
      <style:text-properties officeooo:rsid="00442cf9"/>
    </style:style>
    <style:style style:name="T65" style:family="text">
      <style:text-properties officeooo:rsid="0044818b"/>
    </style:style>
    <style:style style:name="T66" style:family="text">
      <style:text-properties officeooo:rsid="00466eca"/>
    </style:style>
    <style:style style:name="T67" style:family="text">
      <style:text-properties officeooo:rsid="004768d9"/>
    </style:style>
    <style:style style:name="T68" style:family="text">
      <style:text-properties officeooo:rsid="00487c9a"/>
    </style:style>
    <style:style style:name="T69" style:family="text">
      <style:text-properties officeooo:rsid="00493481"/>
    </style:style>
    <style:style style:name="T70" style:family="text">
      <style:text-properties officeooo:rsid="004e0a87"/>
    </style:style>
    <style:style style:name="T71" style:family="text">
      <style:text-properties officeooo:rsid="004f2e50"/>
    </style:style>
    <style:style style:name="T72" style:family="text">
      <style:text-properties officeooo:rsid="00501173"/>
    </style:style>
    <style:style style:name="T73" style:family="text">
      <style:text-properties officeooo:rsid="00517b87"/>
    </style:style>
    <style:style style:name="T74" style:family="text">
      <style:text-properties officeooo:rsid="005209cf"/>
    </style:style>
    <style:style style:name="T75" style:family="text">
      <style:text-properties officeooo:rsid="0053b76d"/>
    </style:style>
    <style:style style:name="T76" style:family="text">
      <style:text-properties officeooo:rsid="005487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orgio Agamben</text:p>
      <text:p text:style-name="P1">A che punto siamo? L'epidemia come politica</text:p>
      <text:p text:style-name="P7">O<text:span text:style-name="T75">ù</text:span> en sommes-nous? L'épidémie comme <text:span text:style-name="T33">(paravent) </text:span>politique</text:p>
      <text:p text:style-name="P1"/>
      <text:p text:style-name="P9">Av<text:span text:style-name="T51">ertissement</text:span></text:p>
      <text:p text:style-name="P9">1. L’inven<text:span text:style-name="T44">tion d'une épidémie</text:span></text:p>
      <text:p text:style-name="P9">2. Contagio<text:span text:style-name="T59">n</text:span></text:p>
      <text:p text:style-name="P9">3. C<text:span text:style-name="T70">larifications</text:span></text:p>
      <text:p text:style-name="P9">4. <text:span text:style-name="T76">Où en sommes-nous</text:span>?</text:p>
      <text:p text:style-name="P9">5. Riflessioni sulla peste</text:p>
      <text:p text:style-name="P9">6. L’epidemia mostra che lo stato di eccezione è diventato la regola</text:p>
      <text:p text:style-name="P9">7. Distanziamento sociale</text:p>
      <text:p text:style-name="P9">8. Una domanda</text:p>
      <text:p text:style-name="P9">9. La nuda vita</text:p>
      <text:p text:style-name="P9">10. Nuove riflessioni</text:p>
      <text:p text:style-name="P9">11. Sul vero e sul falso</text:p>
      <text:p text:style-name="P9">12. La medicina come religione</text:p>
      <text:p text:style-name="P9">13. Biosicurezza e politica</text:p>
      <text:p text:style-name="P9">14. Polemos epidemios</text:p>
      <text:p text:style-name="P9">15. Requiem per gli studenti</text:p>
      <text:p text:style-name="P9">16. Il diritto e la vita</text:p>
      <text:p text:style-name="P2"/>
      <text:p text:style-name="P9">Avertissement</text:p>
      <text:p text:style-name="P1"/>
      <text:p text:style-name="P8">«Le navire coule et nous nous disputons à <text:span text:style-name="T69">propos de</text:span> sa cargaison.» (Gerolamo)</text:p>
      <text:p text:style-name="P8"/>
      <text:p text:style-name="P2"><text:span text:style-name="T41">Dans ce court recueil, j</text:span>'ai rassemblé les textes que j'ai écrits pendant les <text:span text:style-name="T5">premiers </text:span>mois <text:span text:style-name="T9">de l'état d'exception </text:span><text:span text:style-name="T12">décrété par le gouvernement italien</text:span><text:span text:style-name="T9">. </text:span>Ce sont des interventions ponctuelles, parfois très courtes, qui cherchent à <text:span text:style-name="T34">nous amener à </text:span>réfléchir sur les conséquences éthiques et politiques de la soi-disant pandémie <text:span text:style-name="T51">ainsi qu'</text:span>à <text:span text:style-name="T51">cerne</text:span>r la transformation des paradigmes politiques<text:span text:style-name="T10"> </text:span><text:span text:style-name="T30">résultant d</text:span>es mesures exceptionnelles <text:span text:style-name="T6">provoquées par celle-ci.</text:span></text:p>
      <text:p text:style-name="P1"/>
      <text:p text:style-name="P3">Plus de quatre mois après le début de l'<text:span text:style-name="T5">état d'</text:span>urgence, il est en effet temps de considérer les événements dont nous avons été témoins dans une perspective historique plus large. Si les pouvoirs qui gouvernent le monde ont décidé <text:span text:style-name="T51">sous</text:span> prétexte d'une pandémie - à ce stade-<text:span text:style-name="T5">ci</text:span>, peu importe qu'elle soit réelle ou simulée - <text:span text:style-name="T51">de</text:span> transformer <text:span text:style-name="T32">en profondeur</text:span> les paradigmes <text:span text:style-name="T5">politiques opérants sur les hommes et les choses, </text:span>cela signifie qu<text:span text:style-name="T8">'à leurs yeux,</text:span> <text:span text:style-name="T13">l</text:span><text:span text:style-name="T9">es modèles </text:span><text:span text:style-name="T13">actuels étaient </text:span><text:span text:style-name="T9">en déclin </text:span>et <text:span text:style-name="T5">qu'</text:span>ils n<text:span text:style-name="T32">'étaient pas adéquats par rapport à cette nouvelle réalité.</text:span> Alors que, <text:span text:style-name="T37">face à</text:span> la crise qui a <text:span text:style-name="T8">frapp</text:span><text:span text:style-name="T9">é</text:span> l'Empire au IIIe siècle, Dioclétien puis Constantin ont entrepris <text:span text:style-name="T5">d</text:span>es réformes radicales des structures administratives, militaires et économiques qui devaient aboutir à l'autocratie byzantine, <text:span text:style-name="T5">aujourd'hui, </text:span>les puissances dominantes ont décidé d'abandonner <text:span text:style-name="T9">les paradigmes </text:span><text:span text:style-name="T11">constituant </text:span><text:span text:style-name="T9">les démocraties bourgeoises,</text:span> avec leurs droits, leurs parlements et leurs constitutions, pour les remplacer par de nouveaux dispositifs dont nous <text:span text:style-name="T38">ne </text:span>pouvons <text:span text:style-name="T9">probablement pas encore entièrement compr</text:span><text:span text:style-name="T14">endre</text:span><text:span text:style-name="T9"> </text:span><text:span text:style-name="T14">la portée, </text:span><text:span text:style-name="T2">et </text:span><text:span text:style-name="T3">ce </text:span><text:span text:style-name="T1">même pour ceux qui </text:span><text:span text:style-name="T3">les ont conçus</text:span><text:span text:style-name="T1">.</text:span></text:p>
      <text:p text:style-name="P2"/>
      <text:p text:style-name="P4">Ce qui définit <text:span text:style-name="T42">par ailleurs</text:span> la Grande Transformation qu'ils cherchent à imposer, c'est <text:span text:style-name="T33">ce</text:span> qui l'a rendu formellement possible: <text:span text:style-name="T42">non </text:span>pas un <text:span text:style-name="T9">nouveau canon législatif</text:span>, mais <text:span text:style-name="T33">bien</text:span> l'état d'exception, c'est-à-dire la suspension <text:span text:style-name="T31">pure et simple </text:span>des garanties constitutionnelles. En cela, <text:span text:style-name="T6">celle-ci </text:span>présente des <text:span text:style-name="T6">similitudes</text:span> avec ce qui s'est passé en Allemagne en 1933 lorsque le nouveau chancelier, Adolf Hitler, a déclaré un <text:soft-page-break/>état d'exception qui a duré douze ans, <text:span text:style-name="T31">et ce, </text:span>sans formellement <text:span text:style-name="T35">abolir</text:span> la constitution de Weimar. Alors qu'en Allemagne nazie, le déploiement d'un appareil idéologique explicitement totalitaire était nécessaire<text:span text:style-name="T9"> </text:span><text:span text:style-name="T15">pour qu'Hitler puisse parvenir à ses fins</text:span><text:span text:style-name="T9">,</text:span> la transformation <text:span text:style-name="T6">à laquelle</text:span> nous assistons opère <text:span text:style-name="T11">grâce à</text:span><text:span text:style-name="T9"> </text:span>la mise en place d'une <text:span text:style-name="T38">véritable</text:span> <text:span text:style-name="T9">terreur </text:span><text:span text:style-name="T17">sanitaire, </text:span><text:span text:style-name="T20">d'</text:span><text:span text:style-name="T17">une crainte irraisonnée </text:span><text:span text:style-name="T18">des citoyens pour leur santé</text:span><text:span text:style-name="T9">, </text:span><text:span text:style-name="T6">voire </text:span>d'une sorte de religion de la santé. Dans la tradition des démocraties bourgeoises, le droit du citoyen à la santé s'est inversé, sans que les gens <text:span text:style-name="T6">ne </text:span>semblent s'en ê<text:span text:style-name="T51">tre </text:span>aperç<text:span text:style-name="T51">u</text:span>, <text:span text:style-name="T41">devenant </text:span>une obligation juridico-religieuse <text:span text:style-name="T6">devant</text:span> être remplie à tout prix. <text:span text:style-name="T14">N</text:span><text:span text:style-name="T9">ous avons eu amplement l'occasion de mesurer à quel point ce prix peut être élevé et nous continuerons à le faire chaque fois que le gouvernement le jugera nécessaire.</text:span></text:p>
      <text:p text:style-name="P2"/>
      <text:p text:style-name="P2">Nous pouvons appeler «biosécurité» le <text:span text:style-name="T1">dispositif directeur</text:span> qui résulte de la conjonction <text:span text:style-name="T35">de </text:span>la nouvelle religion de la santé et <text:span text:style-name="T35">du</text:span> pouvoir de l'État <text:span text:style-name="T16">dans le cadre de l'</text:span>état d'exception. C'est probablement <text:span text:style-name="T7">le dispositif</text:span> le plus efficace que l'Occident a<text:span text:style-name="T39">it</text:span> connu jusqu'à présent. L'expérience a montré qu'une fois qu<text:span text:style-name="T35">'ils sentent leur santé menacée</text:span>, les hommes semblent prêts à accepter<text:span text:style-name="T9"> des restrictions à l</text:span><text:span text:style-name="T19">eur</text:span><text:span text:style-name="T9"> liberté</text:span><text:span text:style-name="T21">s fondamentales</text:span><text:span text:style-name="T9"> </text:span><text:span text:style-name="T19">à un niveau</text:span><text:span text:style-name="T9"> </text:span><text:span text:style-name="T18">dont </text:span><text:span text:style-name="T21">personne </text:span><text:span text:style-name="T19">n'aurait</text:span><text:span text:style-name="T9"> </text:span><text:span text:style-name="T21">imaginé</text:span><text:span text:style-name="T9">, ni pendant le</text:span>s deux guerres mondiales, ni sous les dictatures totalitaires. L'état d'exception, qui a été prolongé jusqu'au 31 janvier 2021, restera dans les mémoires comme la plus longue suspension de<text:span text:style-name="T36">s libertés de l'</text:span>histoire d<text:span text:style-name="T42">e ce</text:span> pays. <text:span text:style-name="T36">Celle-ci fut </text:span>mise en œuvre sans que les citoyens ni, surtout, les institutions en charge n<text:span text:style-name="T36">e purent s'y </text:span>opposer. Après l'exemple chinois, l'Italie est le laboratoire de l'Occident où la nouvelle technique gouvernementale est expérimentée sous sa forme la plus extrême. Et il est probable que lorsque <text:span text:style-name="T36">de</text:span> futurs historiens auront clarifié ce qui était réellement en jeu <text:span text:style-name="T36">pendant cette</text:span> pandémie, cette période apparaîtra comme l'un des moments les plus honteux de l'histoire italienne. <text:span text:style-name="T41">Et ceci rejaillira sur ceux qui était au pouvoir </text:span><text:span text:style-name="T9">comme </text:span><text:span text:style-name="T19">étant des </text:span><text:span text:style-name="T9">irresponsable</text:span><text:span text:style-name="T19">s</text:span><text:span text:style-name="T9"> dénué</text:span><text:span text:style-name="T19">s </text:span><text:span text:style-name="T9">de tout scrupule éthique.</text:span></text:p>
      <text:p text:style-name="P2"/>
      <text:p text:style-name="P13">Si le dispositif juridico-politique de la Grande Transformation est l'état d'exception et le religieux, la science <text:span text:style-name="T45">quant à elle a relégué les relations sociales </text:span>au <text:span text:style-name="T45">tout </text:span>numérique, qui, comme on le voit, forme <text:span text:style-name="T45">désormais </text:span>un système de «distanciation sociale» » <text:span text:style-name="T45">et</text:span> définit la nouvelle structure des relations entre <text:span text:style-name="T51">les </text:span>hommes. </text:p>
      <text:p text:style-name="P13"/>
      <text:p text:style-name="P5"><text:span text:style-name="T22">Ainsi, banissant toute présence physique, l</text:span><text:span text:style-name="T9">es relations humaines devraient </text:span><text:span text:style-name="T22">maintenant se vivre</text:span><text:span text:style-name="T9"> par l</text:span><text:span text:style-name="T22">'entremise </text:span><text:span text:style-name="T9">d'appareils numériques de plus en plus efficaces et omniprésents. La nouvelle forme de relation sociale est la connexion et ceux qui ne sont pas connectés ont tendance à être e</text:span>xclus et condamnés à la marginalité.</text:p>
      <text:p text:style-name="P2"/>
      <text:p text:style-name="P6">Ce qui constitue la force de la transformation en cours, c'est aussi, comme cela arrive souvent, sa faiblesse. La propagation de la terreur sanitaire a néce<text:span text:style-name="T40">ssairement dû être soutenue par </text:span>un <text:span text:style-name="T40">système</text:span> médiatique <text:span text:style-name="T52">qui fut plus qu'efficace</text:span> et irréprochable, <text:span text:style-name="T40">ce </text:span>qui ne sera <text:span text:style-name="T40">pas toujours ainsi</text:span>. La religion médicale, comme toute religion, a ses hérésies et ses dissensions: des voix <text:span text:style-name="T42">crédible</text:span>s ont déjà co<text:span text:style-name="T40">mmencé à co</text:span>ntest<text:span text:style-name="T40">er</text:span> la réalité et la gravité de l'épidémie, <text:span text:style-name="T40">celle-ci </text:span>ne p<text:span text:style-name="T40">o</text:span>u<text:span text:style-name="T40">van</text:span>t être indéfiniment soutenue par la diffusion quotidienne de chiffres dénués de toute cohérence scientifique. Et il est probable que les premiers à en être conscients sont précisément les pouvoirs dominants qui, s'ils n'avaient pas <text:span text:style-name="T40">compris</text:span> qu'ils étaient en danger, n'auraient certainement pas eu recours à des dispositifs aussi extrêmes et inhumains. Depuis des décennies, <text:span text:style-name="T40">nous assistons à </text:span>une perte de légitimité des pouvoirs institutionnels, <text:span text:style-name="T40">ce </text:span>qu'ils n'ont pu endiguer que par l<text:span text:style-name="T42">e décret</text:span> d'un <text:span text:style-name="T40">état d'</text:span>urgence perpétuel et le besoin de sécurité qu'<text:span text:style-name="T41">il</text:span> engendre. Pendant combien de temps et de quelles manières l'état d'exception actuel peut-il être prolongé? Ce qui est certain, c'est qu'il faudra <text:span text:style-name="T46">trouver </text:span>de nouvelles formes de résistance qui n'<text:span text:style-name="T42">auront</text:span> ni la forme obsolète des démocraties bourgeoises ni celle du despotisme technico-sanitaire. <text:span text:style-name="T42">Ceux qui ne renoncent pas </text:span>à penser <text:span text:style-name="T43">les rapports </text:span>politique<text:span text:style-name="T43">s</text:span> <text:span text:style-name="T43">de l'a</text:span>venir devront s'<text:span text:style-name="T43">y </text:span>engager sans réserve. </text:p>
      <text:p text:style-name="P20"><text:span text:style-name="T54">1. </text:span>L'invention d'une épidémie</text:p>
      <text:p text:style-name="P11">Il manifesto, 26 février 2020</text:p>
      <text:p text:style-name="P11"/>
      <text:p text:style-name="P15"><text:span text:style-name="T47">Face à des mesures d'urgence irrationnelles et totalement démesurées pour une supposée épidémie due au coronavirus, il faut revenir aux déclarations du CNR (</text:span>C<text:span text:style-name="T52">onseil National de Recherche), selon lesquelles non seulement « il n'y a pas d'épidémie de SRAS-CoV2 en Italie, mais aussi qu'à partir des données épidémiologiques disponibles aujourd'hui basées sur des dizaines de milliers de cas, l'infection provoque des symptômes légers ou modérés (une sorte de grippe) dans 80 à 90% des cas. Dans 10 à 15% des cas, une pneumonie peut se développer mais son évolution est cependant bénigne, la majorité du temps. On estime que seulement 4% des patients nécessitent une </text:span><text:span text:style-name="T23">admission </text:span><text:span text:style-name="T24">aux unités de soins intensifs</text:span><text:span text:style-name="T23"> ».</text:span></text:p>
      <text:p text:style-name="P15"/>
      <text:p text:style-name="P12">Si telle est la situation réelle, pourquoi les médias et les autorités s'efforcent-ils de répandre un climat de panique, <text:span text:style-name="T49">ouvrant la porte à</text:span> un véritable état d'exception <text:span text:style-name="T49">et provoquant </text:span>de sérieuses limitations de mouvements et une suspension du fonctionnement normal des conditions de vie et de travail dans des régions entières?</text:p>
      <text:p text:style-name="P11"/>
      <text:p text:style-name="P11">Deux facteurs peuvent aider à expliquer un<text:span text:style-name="T48">e</text:span> tel<text:span text:style-name="T48">le</text:span> <text:span text:style-name="T48">démesure</text:span>. Tout d'abord, il y a une fois de plus la tendance croissante à utiliser l'état d'exception comme paradigme normal d<text:span text:style-name="T52">e</text:span> gouvernement. Le décret-loi immédiatement approuvé par le gouvernement «pour des raisons d'hygiène et de sécurité publique» se traduit en fait par une véritable militarisation « <text:span text:style-name="T9">des communes et des zones dans lesquelles </text:span><text:span text:style-name="T25">il y </text:span><text:span text:style-name="T9">au moins un </text:span><text:span text:style-name="T25">cas de</text:span><text:span text:style-name="T9"> personne </text:span><text:span text:style-name="T25">infectée mais </text:span><text:span text:style-name="T9">dont la source </text:span><text:span text:style-name="T25">d'infection</text:span><text:span text:style-name="T9"> est inconnue ou </text:span><text:span text:style-name="T25">encore </text:span><text:span text:style-name="T9">dans tous les cas où il y a </text:span><text:span text:style-name="T25">transmission communautaire mais dont l'infection origi</text:span><text:span text:style-name="T9">n</text:span><text:span text:style-name="T25">e de l'extérieur de la</text:span><text:span text:style-name="T9"> zone ». Une formule aussi vague permet </text:span><text:span text:style-name="T26">ainsi</text:span><text:span text:style-name="T9"> d'étendre rapidement l'état d'exception dans toutes les régions.</text:span></text:p>
      <text:p text:style-name="P11"/>
      <text:p text:style-name="P11">Considérez les sérieuses limitations de liberté prévues par le décret: a) interdiction <text:span text:style-name="T48">de quitter</text:span> la commune ou la zone concernée p<text:span text:style-name="T48">ou</text:span>r toutes les personnes encore présentes dans la commune ou la zone; b) interdiction d'accès à la commune ou à la zone concernée; c) suspension d'événements ou d'initiatives de toute nature, de toute forme de réunion dans un lieu public ou privé, y compris ceux à caractère culturel, récréatif, sportif et religieux, même s'ils se déroulent dans des lieux fermés ouverts au public; d) suspension des services éducatifs pour les enfants et les écoles de tous niveaux, ainsi que la fréquence des activités scolaires et d'enseignement supérieur, à l'exception des activités d'enseignement à distance; e) suspension de l'ouverture au public des musées et autres instituts et lieux culturels visés à l'article 101 du Code du patrimoine culturel et du paysage, visé dans le décret-loi du 22 janvier 2004, no. 42, <text:span text:style-name="T1">ainsi que l'efficacité des dispositions réglementaires relatives au libre et libre accès à ces institutions et lieux;</text:span> f) suspension de tout voyage éducatif, tant sur le territoire national qu'<text:span text:style-name="T52">à l'</text:span>étranger; g) suspension des procédures d'insolvabilité et des activités de la fonction publique, sans préjudice de la fourniture de services essentiels et d'utilité publique; h) application de la mesure de quarantaine avec surveillance active chez les personnes ayant eu des contacts étroits avec des cas confirmés de maladie infectieuse.</text:p>
      <text:p text:style-name="P11"/>
      <text:p text:style-name="P11"><text:span text:style-name="T50">Devant que le CNR qualifie </text:span><text:span text:style-name="T27">d'épisode </text:span><text:span text:style-name="T50">d'influenza, </text:span>pas très différente de celles qui reviennent chaque année, <text:span text:style-name="T50">la disproportion des moyens saute aux yeux.</text:span> Il semblerait qu'<text:span text:style-name="T52">ayant épuisé</text:span> le <text:span text:style-name="T52">recours au</text:span> terrorisme <text:span text:style-name="T52">comme</text:span> cause de mesures exceptionnelles, l'invention d'une épidémie puisse offrir le prétexte idéal pour étendre <text:span text:style-name="T52">ces mesures </text:span>au-delà de toutes les limites. L'autre facteur, non moins inquiétant, est l<text:span text:style-name="T52">e sentiment </text:span>d'insécurité et de peur qui s'est clairement <text:span text:style-name="T52">implanté</text:span> ces dernières années dans la conscience des <text:span text:style-name="T1">individu</text:span>s et qui se traduit par un réel <text:span text:style-name="T52">réflexe </text:span>de panique collective, à laquelle l'épidémie offre encore une fois le prétexte idéal. Il semblerait qu'une gigantesque vague de peur, provoquée par le plus petit être existant, traverse l'humanité, et les puissants du monde la guident et la dirigent selon leurs <text:soft-page-break/>fins. Ainsi, dans un cercle vicieux <text:span text:style-name="T53">a</text:span><text:span text:style-name="T28">bsolument </text:span><text:span text:style-name="T9">pervers, l</text:span><text:span text:style-name="T25">es entraves à la</text:span><text:span text:style-name="T9"> liberté imposée</text:span><text:span text:style-name="T25">s</text:span><text:span text:style-name="T9"> par les gouvernements est acceptée au nom d'une </text:span><text:span text:style-name="T29">besoin effréné </text:span><text:span text:style-name="T9">de sécurité </text:span><text:span text:style-name="T29">créé</text:span><text:span text:style-name="T9"> par les gouvernements eux-mêmes, qui interviennent désormais pour l</text:span><text:span text:style-name="T29">e</text:span><text:span text:style-name="T9"> satisfaire.</text:span></text:p>
      <text:p text:style-name="P11"/>
      <text:p text:style-name="P21">2. Contagio<text:span text:style-name="T59">n</text:span></text:p>
      <text:p text:style-name="P16">11 mars 2020</text:p>
      <text:p text:style-name="P16"/>
      <text:p text:style-name="P16">L’untore! dagli! dagli! dagli all’untore!</text:p>
      <text:p text:style-name="P16">Alessandro Manzoni, I promessi sposi</text:p>
      <text:p text:style-name="P16"/>
      <text:p text:style-name="P17">L'<text:span text:style-name="T59">idée même de contagion est l'</text:span>une des conséquences les plus inhumaines de la panique qu'on cherche à propager <text:span text:style-name="T60">par tous les moyens possibles</text:span>. Celle-ci est à la base des mesures d'urgence adoptées par le gouvernement <text:span text:style-name="T60">italien</text:span>. L'idée, étrangère à la médecine hippocratique, <text:span text:style-name="T59">remonte aux</text:span> fléaux qui ont dévasté certaines villes italiennes entre 1500 et 1600. C'est la figure du «<text:span text:style-name="T61">graisseur», du «semeur de peste»</text:span>, immortalisée par Manzoni à la fois dans son roman et dans l'essai sur l'histoire de la colonne <text:span text:style-name="T60">infâme</text:span> <text:span text:style-name="T60">(Storia della colonna infame)</text:span>. <text:span text:style-name="T1">Un "cri" milanais pour la peste de 1576</text:span>, invitant les citoyens à les dénoncer, <text:span text:style-name="T1"><text:s/>les </text:span>décrit ainsi:</text:p>
      <text:p text:style-name="P16"/>
      <text:p text:style-name="P18"><text:tab/><text:span text:style-name="T63">Le gouverneur a</text:span><text:span text:style-name="T55">yant entendu parler que certaines personnes </text:span><text:span text:style-name="T57">causent une certaine agitation <text:s/>en </text:span><text:span text:style-name="T56">terroris</text:span><text:span text:style-name="T57">a</text:span><text:span text:style-name="T56">nt et effra</text:span><text:span text:style-name="T57">yant</text:span><text:span text:style-name="T56"> les habitants </text:span><text:span text:style-name="T55">de </text:span><text:span text:style-name="T56">la</text:span><text:span text:style-name="T55"> ville de Milan. </text:span><text:span text:style-name="T57">En effet, </text:span><text:span text:style-name="T55">ils oignent </text:span><text:span text:style-name="T58">l</text:span><text:span text:style-name="T55">es portes et les verrous des maisons des quartiers de ladite ville et d'autres lieux de l'État </text:span><text:span text:style-name="T57">avec une pommade mortelle</text:span><text:span text:style-name="T55">, sous prétexte d</text:span><text:span text:style-name="T57">'ap</text:span><text:span text:style-name="T55">porter la peste au privé et au public. </text:span></text:p>
      <text:p text:style-name="P18"/>
      <text:p text:style-name="P19">, ce qui entraîne de nombreux inconvénients, et pas une petite altération parmi les gens, surtout pour ceux qui facilement ils sont persuadés de croire de telles choses, chaque personne est amenée à comprendre quelle qualité, statut, grade et condition sont souhaités, ce qui clarifiera dans les quarante jours la ou les personnes qui ont favorisé, aidé ou connu d'une telle insolence, s'ils lui donnent cinq cents scuti ...</text:p>
      <text:p text:style-name="P10"/>
      <text:p text:style-name="P14"><text:span text:style-name="T64">En excluant certaines distinctions historiques</text:span>, les dispositions récentes (prises par le gouvernement <text:span text:style-name="T62">par l'entremise de</text:span> décrets que nous aimerions <text:span text:style-name="T64">voir bloquées</text:span> - mais <text:span text:style-name="T65">nous ne nous méprenons </text:span>- par le Parlement <text:span text:style-name="T64">selon</text:span> les lois prévues) transforment en fait chaque individu en un «graisseur» potentiel, exactement comme <text:span text:style-name="T64">pour</text:span> le terrorisme <text:span text:style-name="T64">où tous,</text:span> en fait et par la loi, <text:span text:style-name="T64">est considéré</text:span> comme <text:span text:style-name="T64">un</text:span> terroriste potentiel. L'analogie est si claire que le «graisseur» potentiel qui ne respecte pas les prescriptions <text:span text:style-name="T64">du décret </text:span>est p<text:span text:style-name="T62">assible</text:span> d<text:span text:style-name="T64">'</text:span>e<text:span text:style-name="T64">n</text:span>prison<text:span text:style-name="T64">nement</text:span>. Par <text:span text:style-name="T64">opposition, la figure du porteur asymptomatique </text:span>qui infecte une multiplicité d'individus sans <text:span text:style-name="T64">que ceux-ci puissent </text:span>se défendre contre lui, comme on pourrait se défendre contre le graisseur, <text:span text:style-name="T64">est parti</text:span>culièrement invisible.</text:p>
      <text:p text:style-name="P16"/>
      <text:p text:style-name="P22">Ce qui est encore plus triste que les <text:span text:style-name="T66">restrictions aux</text:span> libertés <text:span text:style-name="T66">découlant des différents décrets</text:span>, c'est à mon avis, la dé<text:span text:style-name="T66">gradation</text:span> des relations entre <text:span text:style-name="T66">les gens</text:span> <text:span text:style-name="T66">que ceux-ci peuvent produire</text:span>. <text:span text:style-name="T66">Personne, peu importe de qui il s'agit - </text:span>même un être cher - ne doit pas être approché ou touché et <text:span text:style-name="T66">qu'</text:span>une distance doit être mise entre nous et lui qui selon certains est d'un mètre, mais selon les dernières suggestions des soi-disant experts il faut 4,5 mètres (intéressant cinquante centimètres!). <text:span text:style-name="T1">Notre voisin a été aboli. Il est possible, compte tenu de l'incohérence éthique de nos dirigeants, que ces dispositions soient dictées à ceux qui les ont pris de la même crainte qu'ils ont l'intention de provoquer,</text:span> mais il est difficile de ne pas penser que la situation qu'ils créent est exactement <text:span text:style-name="T67">ce qu'ils ont essayé tant de fois d'obtenir: </text:span>que les universités et les écoles ferment une fois pour toutes <text:span text:style-name="T68">et que</text:span> les leçons <text:span text:style-name="T68">ne soient qu'</text:span>en ligne, que nous arrêt<text:span text:style-name="T66">i</text:span>ons de nous rencontrer <text:span text:style-name="T66">p</text:span>our des raisons politiques ou culturelles et que nous n'échang<text:span text:style-name="T66">i</text:span>ons que des messages numériques, que partout où <text:span text:style-name="T67">cela est possible, </text:span>les machines <text:span text:style-name="T67">r</text:span>emplace<text:span text:style-name="T67">nt</text:span> chaque contact - chaque contagion <text:span text:style-name="T67">potentielle </text:span>- entre les êtres humains.</text:p>
      <text:p text:style-name="P29">3.</text:p>
      <text:p text:style-name="P23">C<text:span text:style-name="T70">larifications</text:span></text:p>
      <text:p text:style-name="P23">17 mars 2020</text:p>
      <text:p text:style-name="P23"/>
      <text:p text:style-name="P24">Un journaliste italien s'est appliqué, selon le bon usage d<text:span text:style-name="T71">ans</text:span> sa profession, à déformer mes <text:span text:style-name="T71">propos sur la </text:span>confusion éthique <text:span text:style-name="T71">ambiante</text:span> dans laquelle l'épidémie jette le pays. <text:span text:style-name="T71">Etat de confusion tel que nous n'avons </text:span>plus aucune considération <text:span text:style-name="T71">éthique </text:span>même pour les morts. <text:span text:style-name="T71">Comme son texte n'est même pas signé, je ne prendrai pas la peine ici de rectifier les manipula</text:span>tions évidentes. Tous ceux qui le souhaitent peuvent lire mon texte Contagion sur le site Quodlibet. </text:p>
      <text:p text:style-name="P24"/>
      <text:p text:style-name="P24"><text:span text:style-name="T72">Voici d'</text:span>autres réflexions, qui, malgré leur clarté, seront vraisemblablement falsifiées <text:span text:style-name="T72">elles aussi</text:span>.</text:p>
      <text:p text:style-name="P23"/>
      <text:p text:style-name="P23">La peur est mauvaise conseillère, mais elle révèle beaucoup de choses qui n'étaient pas visibles à priori. La première chose que montre clairement la vague de panique qui a paralysé le pays est que notre société ne croit plus en rien sauf à la <text:span text:style-name="T72">survie, à la sacro-sainte santé.</text:span> Il est évident que les Italiens sont prêts à sacrifier pratiquement tout, les conditions de vie normale, les relations sociales, le travail, même les amitiés, les croyances religieuses et politiques <text:span text:style-name="T70">pour ne pas</text:span> tomber malade, ce qui, du moins pour le moment, n'est pas statistiquement pas si grave. La <text:span text:style-name="T72">sacro-sainte santé</text:span> - et la peur de la perdre - n'est pas quelque chose qui unit les hommes, mais les aveugle et les sépare. Les autres êtres humains, comme dans la peste décrite par Manzoni, ne sont désormais considérés que comme de po<text:span text:style-name="T72">tentiel</text:span>s graisseurs qu'il faut éviter à tout prix <text:span text:style-name="T73">ou au pire, dont il faut se tenir </text:span>éloignés d'au moins un mètre. Les morts - nos morts - n'ont pas droit à des funérailles et on ignore ce qu'il advient des cadavres d<text:span text:style-name="T72">e ces </text:span>êtres chers. <text:span text:style-name="T1">Notre voisin a été annulé </text:span>et il est curieux que les églises se taisent à ce sujet. Que deviennent les r<text:span text:style-name="T73">apport</text:span>s humains dans un pays qui s'habitue à vivre de cette manière, <text:span text:style-name="T73">pour on </text:span>ne sait combien de temps? Et qu'est-ce qu'une société qui n'a d'autre valeur que la survie?</text:p>
      <text:p text:style-name="P23"/>
      <text:p text:style-name="P27">Il nostro prossimo è stato cancellato ed è curioso che le chiese tacciano in proposito.</text:p>
      <text:p text:style-name="P23"/>
      <text:p text:style-name="P26">L'autre chose, non moins inquiétante qui ressort clairement de l'épidémie, c'est que l'état d'exception, auquel les gouvernements nous ont habitués depuis quelque temps, est vraiment devenu la <text:span text:style-name="T4">nouvelle normalité</text:span><text:span text:style-name="T1">.</text:span> Il y a eu des épidémies plus graves dans le passé, mais personne n'avait jamais pensé à déclarer pour cela un état d'urgence comme celui-ci, qui nous empêche même de <text:span text:style-name="T75">nous déplacer.</text:span>. Les hommes se sont tellement habitués à vivre dans des conditions de crise et d'urgence perpétuelles qu'ils ne semblent pas remarquer que leur vie a été réduite à une condition purement biologique et a perdu toute dimension non seulement sociale et politique, mais même humaine et émotionnelle. Une société qui vit dans un état d'urgence permanent ne peut pas être une société libre. Nous vivons en fait dans une société qui a sacrifié la liberté <text:span text:style-name="T75">face </text:span>aux prétendues «raisons de sécurité» et qui s'est donc condamnée à vivre dans un état constant de peur et d'insécurité.</text:p>
      <text:p text:style-name="P26"/>
      <text:p text:style-name="P23">L’altra cosa, non meno inquietante della prima, che l’epidemia fa apparire con chiarezza è che lo stato di eccezione, a cui i governi ci hanno abituati da tempo, è veramente diventato la condizione normale. Ci sono state in passato epidemie più gravi, ma nessuno aveva mai pensato a dichiarare per questo uno stato di emergenza come quello attuale, che ci impedisce perfino di muoverci. Gli uomini si sono così abituati a vivere in condizioni di crisi perenne e di perenne emergenza che non sembrano accorgersi che la loro vita è stata ridotta a una condizione puramente biologica e ha perso ogni dimensione non solo sociale e politica, ma persino umana e affettiva. Una società che vive in un perenne stato di emergenza non può essere una società libera. Noi di fatto viviamo in una società che ha sacrificato la libertà alle cosiddette «ragioni di sicurezza» e si è condannata per questo a vivere in un perenne stato di paura e di insicurezza.</text:p>
      <text:p text:style-name="P23"><text:soft-page-break/></text:p>
      <text:p text:style-name="P24"><text:span text:style-name="T74">Pas étonnant que l'on parle de guerre. Les mesures d'urgence en place nous obligent effectivement à vivre </text:span><text:span text:style-name="T4">dans des conditions dignes de l'époque des couvres-feu</text:span><text:span text:style-name="T74">. Mais une guerre face à un ennemi invisible qui peut se terrer dans le corps de nos proches est la plus absurde des guerres. C'est, en vérité, une guerre civile. L'ennemi n'est pas</text:span><text:span text:style-name="T4"> hors-frontière,</text:span><text:span text:style-name="T74"> il est en nous.</text:span></text:p>
      <text:p text:style-name="P24"/>
      <text:p text:style-name="P24">Non stupisce che per il virus si parli di guerra. I provvedimenti di emergenza ci obbligano di fatto a vivere in condizioni di coprifuoco. Ma una guerra con un nemico invisibile che può annidarsi in ciascun altro uomo è la più assurda delle guerre. È, in verità, una guerra civile. Il nemico non è fuori, è dentro di noi.</text:p>
      <text:p text:style-name="P23"/>
      <text:p text:style-name="P25"><text:span text:style-name="T74">Ce qui inquiète n'est pas tant ou pas seulement le temps présent, mais l'après-pandémie. Tout comme les guerres ont laissé en héritage une série de technologies nuisibles à la paix, des fils barbelés aux centrales nucléaires, il est très probable que les gouvernements tenteront de prolonger, même après l'urgence sanitaire, les expériences qui n'avaient pas été menées auparavant: les dispositifs numériques remplaceront ainsi la présence physique dans les écoles, les universités et dans tout lieu public. Les réelles interactions physiques resteront confinées, en supposant toutes les précautions nécessaires, dans la sphère privée et dans les murs clos de la maison. On parle donc, en d’autres termes, de l'abolition pure et simple de tout espace public.</text:span></text:p>
      <text:p text:style-name="P24"/>
      <text:p text:style-name="P24">Quello che preoccupa è non tanto o non solo il presente, ma il dopo. Così come le guerre hanno lasciato in eredità alla pace una serie di tecnologie nefaste, dai fili spinati alle centrali nucleari, così è molto probabile che si cercherà di continuare anche dopo l’emergenza sanitaria gli esperimenti che i governi non erano riusciti prima a realizzare: i dispositivi digitali si sostituiranno così nelle scuole, nelle università e in ogni luogo pubblico alla presenza fisica, che resterà confinata, con le dovute precauzioni, nella sfera privata e nel chiuso delle pareti domestiche. In questione è, cioè, nulla di meno che la pura e semplice abolizione di ogni spazio pubblico.</text:p>
      <text:p text:style-name="P30">4.</text:p>
      <text:p text:style-name="P28">Où en sommes-nous?</text:p>
      <text:p text:style-name="P28">20 mars 2020</text:p>
      <text:p text:style-name="P28">Texte demandé puis rejeté par le Corriere della Sera</text:p>
      <text:p text:style-name="P28"/>
      <text:p text:style-name="P28">Que signifie vivre dans cette situation d'urgence sanitaire? Cela signifie, bien sûr, rester à la maison, mais aussi ne pas se laisser affoler par ce que les autorités et les médias propagent par tous les moyens possibles et se souvenir que l'autre n'est pas seulement un graisseur ou un potentiel agent de contagion, mais aussi, et surtout, notre voisin que nous devons aimer et aider. Cela signifie, bien sûr, rester chez soi, mais aussi rester clair et se demander si l'urgence militarisée qui a été proclamée dans le pays n'est pas, entre autres, aussi un moyen de décharger sur les citoyens la très grave responsabilité que les gouvernements ont encourue en démantelant. le système de santé. Cela signifie, bien sûr, rester à la maison, mais aussi faire entendre sa voix et demander des moyens publics de restituer les moyens dont ils ont été privés et rappeler aux juges que détruire le système national de santé est un crime infiniment plus grave que partir. maison sans le formulaire d'autocertification.</text:p>
      <text:p text:style-name="P28"/>
      <text:p text:style-name="P28">Che cosa significa vivere nella situazione di emergenza in cui ci troviamo? Significa, certo, restare a casa, ma anche non lasciarsi prendere dal panico che le autorità e i media diffondono con ogni mezzo e ricordarsi che l’altro uomo non è soltanto un untore e un possibile agente di contagio, ma innanzitutto il nostro prossimo, cui dobbiamo amore e soccorso. Significa, certo, restare a casa, ma anche restare lucidi e chiedersi se l’emergenza militarizzata che è stata proclamata nel Paese non sia, fra le altre cose, anche un modo per scaricare sui cittadini la gravissima responsabilità in cui i governi sono incorsi smantellando il sistema sanitario. Significa, certo, restare a casa, ma anche far sentire la propria voce e chiedere che agli ospedali pubblici siano restituiti i mezzi di cui sono stati privati e ricordare ai giudici che aver distrutto il sistema sanitario nazionale è un crimine infinitamente più grave che uscire di casa senza il modulo di autocertificazione.</text:p>
      <text:p text:style-name="P28"/>
      <text:p text:style-name="P28">Significa, infine, chiedersi che cosa faremo, come riprenderemo a vivere quando l’emergenza sarà passata, perché il Paese ha bisogno di tornare a vivere, indipendentemente dal parere tutt’altro che concorde dei virologi e degli esperti improvvisati. Ma una cosa è certa: non potremo semplicemente ricominciare a fare tutto come prima, non potremo, come abbiamo fatto finora, fingere di non vedere la situazione estrema in cui la religione del denaro e la cecità degli amministratori ci hanno condotto. Se l’esperienza che abbiamo attraversato è servita a qualcosa, noi dovremo reimparare molte cose che abbiamo dimenticato. Dovremo innanzitutto guardare in modo diverso la terra in cui viviamo e le città in cui abitiamo. Dovremo chiederci se ha senso, come sicuramente ci diranno di fare, ricominciare a acquistare le inutili merci che la pubblicità cercherà come prima di imporci, e se non sia forse più utile esser in grado di provvedere da noi almeno ad alcune elementari necessità, invece di dipendere dal supermarket per qualsiasi bisogno. Dovremo chiederci se è giusto salire nuovamente su aerei che ci condurranno per le vacanze in luoghi remoti e se non sia forse più urgente imparare nuovamente a abitare i luoghi in cui viviamo, a guardarli con occhi più attenti. Perché noi abbiamo perso la capacità di abitare. Abbiamo accettato che le nostre città e i nostri borghi fossero trasformati in parchi di divertimento per i turisti, e ora che l’epidemia ha fatto scomparire i turisti e le città che avevano rinunciato a ogni altra forma di vita sono ridotte a non-luoghi spettrali, dobbiamo capire che era una scelta sbagliata, come quasi tutte le scelte che la religione del denaro e la cecità degli amministratori ci hanno suggerito di fare. </text:p>
      <text:p text:style-name="P28"/>
      <text:p text:style-name="P28">Dovremo, in una parola, porci seriamente la sola domanda che conta, che non è, come ripetono da secoli i falsi filosofi, «da dove veniamo» o «dove andiamo?», ma semplicemente: «a che punto siamo?». È questa la domanda a cui dovremo provare a rispondere, come possiamo e dovunque siamo, <text:soft-page-break/>ma in ogni caso con la nostra vita e non soltanto con le parole.</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04:11:41.661780413</meta:creation-date>
    <dc:date>2020-08-04T08:01:01.784905114</dc:date>
    <meta:editing-duration>PT4H54M23S</meta:editing-duration>
    <meta:editing-cycles>54</meta:editing-cycles>
    <meta:generator>LibreOffice/4.2.8.2$Linux_X86_64 LibreOffice_project/420m0$Build-2</meta:generator>
    <meta:document-statistic meta:table-count="0" meta:image-count="0" meta:object-count="0" meta:page-count="9" meta:paragraph-count="66" meta:word-count="3976" meta:character-count="24915" meta:non-whitespace-character-count="20997"/>
  </office:meta>
</office:document-meta>
</file>